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bonacci" table:style-name="ta1">
        <table:shapes>
          <draw:frame draw:z-index="0" draw:style-name="gr1" draw:text-style-name="P1" svg:width="662.97pt" svg:height="372.9pt" svg:x="434.81pt" svg:y="85.66pt">
            <draw:object draw:notify-on-update-of-ranges="fibonacci.A1:fibonacci.A1 fibonacci.A2:fibonacci.A42 fibonacci.B1:fibonacci.B1 fibonacci.B2:fibonacci.B42 fibonacci.C1:fibonacci.C1 fibonacci.C2:fibonacci.C42 fibonacci.D1:fibonacci.D1 fibonacci.D2:fibonacci.D42 fibonacci.E1:fibonacci.E1 fibonacci.E2:fibonacci.E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F1</text:p>
          </table:table-cell>
          <table:table-cell office:value-type="string" calcext:value-type="string">
            <text:p>Time F2</text:p>
          </table:table-cell>
          <table:table-cell office:value-type="string" calcext:value-type="string">
            <text:p>Time F3</text:p>
          </table:table-cell>
          <table:table-cell office:value-type="string" calcext:value-type="string">
            <text:p>Time F4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2112" calcext:value-type="float">
            <text:p>2.112E-06</text:p>
          </table:table-cell>
          <table:table-cell office:value-type="float" office:value="0.000001462" calcext:value-type="float">
            <text:p>1.462E-06</text:p>
          </table:table-cell>
          <table:table-cell office:value-type="float" office:value="0.000001272" calcext:value-type="float">
            <text:p>1.272E-06</text:p>
          </table:table-cell>
          <table:table-cell office:value-type="float" office:value="0.000017009" calcext:value-type="float">
            <text:p>1.7009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1516" calcext:value-type="float">
            <text:p>1.516E-06</text:p>
          </table:table-cell>
          <table:table-cell office:value-type="float" office:value="0.000001274" calcext:value-type="float">
            <text:p>1.274E-06</text:p>
          </table:table-cell>
          <table:table-cell office:value-type="float" office:value="0.000001266" calcext:value-type="float">
            <text:p>1.266E-06</text:p>
          </table:table-cell>
          <table:table-cell office:value-type="float" office:value="0.000012627" calcext:value-type="float">
            <text:p>1.2627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418" calcext:value-type="float">
            <text:p>1.418E-06</text:p>
          </table:table-cell>
          <table:table-cell office:value-type="float" office:value="0.000001136" calcext:value-type="float">
            <text:p>1.136E-06</text:p>
          </table:table-cell>
          <table:table-cell office:value-type="float" office:value="0.000000975" calcext:value-type="float">
            <text:p>9.75E-07</text:p>
          </table:table-cell>
          <table:table-cell office:value-type="float" office:value="0.000001235" calcext:value-type="float">
            <text:p>1.235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003" calcext:value-type="float">
            <text:p>1.003E-06</text:p>
          </table:table-cell>
          <table:table-cell office:value-type="float" office:value="0.000000979" calcext:value-type="float">
            <text:p>9.79E-07</text:p>
          </table:table-cell>
          <table:table-cell office:value-type="float" office:value="0.000001133" calcext:value-type="float">
            <text:p>1.133E-06</text:p>
          </table:table-cell>
          <table:table-cell office:value-type="float" office:value="0.000010586" calcext:value-type="float">
            <text:p>1.0586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485" calcext:value-type="float">
            <text:p>1.485E-06</text:p>
          </table:table-cell>
          <table:table-cell office:value-type="float" office:value="0.000001051" calcext:value-type="float">
            <text:p>1.051E-06</text:p>
          </table:table-cell>
          <table:table-cell office:value-type="float" office:value="0.000000974" calcext:value-type="float">
            <text:p>9.74E-07</text:p>
          </table:table-cell>
          <table:table-cell office:value-type="float" office:value="0.000001326" calcext:value-type="float">
            <text:p>1.326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1104" calcext:value-type="float">
            <text:p>1.104E-06</text:p>
          </table:table-cell>
          <table:table-cell office:value-type="float" office:value="0.000000938" calcext:value-type="float">
            <text:p>9.38E-07</text:p>
          </table:table-cell>
          <table:table-cell office:value-type="float" office:value="0.000000992" calcext:value-type="float">
            <text:p>9.92E-07</text:p>
          </table:table-cell>
          <table:table-cell office:value-type="float" office:value="0.000001099" calcext:value-type="float">
            <text:p>1.099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115" calcext:value-type="float">
            <text:p>1.15E-06</text:p>
          </table:table-cell>
          <table:table-cell office:value-type="float" office:value="0.000001248" calcext:value-type="float">
            <text:p>1.248E-06</text:p>
          </table:table-cell>
          <table:table-cell office:value-type="float" office:value="0.000001232" calcext:value-type="float">
            <text:p>1.232E-06</text:p>
          </table:table-cell>
          <table:table-cell office:value-type="float" office:value="0.000001458" calcext:value-type="float">
            <text:p>1.458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1578" calcext:value-type="float">
            <text:p>1.578E-06</text:p>
          </table:table-cell>
          <table:table-cell office:value-type="float" office:value="0.000001219" calcext:value-type="float">
            <text:p>1.219E-06</text:p>
          </table:table-cell>
          <table:table-cell office:value-type="float" office:value="0.000001308" calcext:value-type="float">
            <text:p>1.308E-06</text:p>
          </table:table-cell>
          <table:table-cell office:value-type="float" office:value="0.000001548" calcext:value-type="float">
            <text:p>1.548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793" calcext:value-type="float">
            <text:p>1.793E-06</text:p>
          </table:table-cell>
          <table:table-cell office:value-type="float" office:value="0.000001313" calcext:value-type="float">
            <text:p>1.313E-06</text:p>
          </table:table-cell>
          <table:table-cell office:value-type="float" office:value="0.000001316" calcext:value-type="float">
            <text:p>1.316E-06</text:p>
          </table:table-cell>
          <table:table-cell office:value-type="float" office:value="0.000001588" calcext:value-type="float">
            <text:p>1.588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1998" calcext:value-type="float">
            <text:p>1.998E-06</text:p>
          </table:table-cell>
          <table:table-cell office:value-type="float" office:value="0.000001231" calcext:value-type="float">
            <text:p>1.231E-06</text:p>
          </table:table-cell>
          <table:table-cell office:value-type="float" office:value="0.000001364" calcext:value-type="float">
            <text:p>1.364E-06</text:p>
          </table:table-cell>
          <table:table-cell office:value-type="float" office:value="0.000001531" calcext:value-type="float">
            <text:p>1.531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2036" calcext:value-type="float">
            <text:p>2.036E-06</text:p>
          </table:table-cell>
          <table:table-cell office:value-type="float" office:value="0.000001241" calcext:value-type="float">
            <text:p>1.241E-06</text:p>
          </table:table-cell>
          <table:table-cell office:value-type="float" office:value="0.000001332" calcext:value-type="float">
            <text:p>1.332E-06</text:p>
          </table:table-cell>
          <table:table-cell office:value-type="float" office:value="0.000001515" calcext:value-type="float">
            <text:p>1.515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2313" calcext:value-type="float">
            <text:p>2.313E-06</text:p>
          </table:table-cell>
          <table:table-cell office:value-type="float" office:value="0.000001189" calcext:value-type="float">
            <text:p>1.189E-06</text:p>
          </table:table-cell>
          <table:table-cell office:value-type="float" office:value="0.000001244" calcext:value-type="float">
            <text:p>1.244E-06</text:p>
          </table:table-cell>
          <table:table-cell office:value-type="float" office:value="0.000001434" calcext:value-type="float">
            <text:p>1.434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2911" calcext:value-type="float">
            <text:p>2.911E-06</text:p>
          </table:table-cell>
          <table:table-cell office:value-type="float" office:value="0.000001257" calcext:value-type="float">
            <text:p>1.257E-06</text:p>
          </table:table-cell>
          <table:table-cell office:value-type="float" office:value="0.000001203" calcext:value-type="float">
            <text:p>1.203E-06</text:p>
          </table:table-cell>
          <table:table-cell office:value-type="float" office:value="0.000001439" calcext:value-type="float">
            <text:p>1.439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401" calcext:value-type="float">
            <text:p>4.01E-06</text:p>
          </table:table-cell>
          <table:table-cell office:value-type="float" office:value="0.00000124" calcext:value-type="float">
            <text:p>1.24E-06</text:p>
          </table:table-cell>
          <table:table-cell office:value-type="float" office:value="0.000001331" calcext:value-type="float">
            <text:p>1.331E-06</text:p>
          </table:table-cell>
          <table:table-cell office:value-type="float" office:value="0.000001462" calcext:value-type="float">
            <text:p>1.462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5321" calcext:value-type="float">
            <text:p>5.321E-06</text:p>
          </table:table-cell>
          <table:table-cell office:value-type="float" office:value="0.000001223" calcext:value-type="float">
            <text:p>1.223E-06</text:p>
          </table:table-cell>
          <table:table-cell office:value-type="float" office:value="0.000001204" calcext:value-type="float">
            <text:p>1.204E-06</text:p>
          </table:table-cell>
          <table:table-cell office:value-type="float" office:value="0.000001547" calcext:value-type="float">
            <text:p>1.547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8228" calcext:value-type="float">
            <text:p>8.228E-06</text:p>
          </table:table-cell>
          <table:table-cell office:value-type="float" office:value="0.000001281" calcext:value-type="float">
            <text:p>1.281E-06</text:p>
          </table:table-cell>
          <table:table-cell office:value-type="float" office:value="0.000001251" calcext:value-type="float">
            <text:p>1.251E-06</text:p>
          </table:table-cell>
          <table:table-cell office:value-type="float" office:value="0.00000148" calcext:value-type="float">
            <text:p>1.48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11262" calcext:value-type="float">
            <text:p>1.1262E-05</text:p>
          </table:table-cell>
          <table:table-cell office:value-type="float" office:value="0.000001203" calcext:value-type="float">
            <text:p>1.203E-06</text:p>
          </table:table-cell>
          <table:table-cell office:value-type="float" office:value="0.000001229" calcext:value-type="float">
            <text:p>1.229E-06</text:p>
          </table:table-cell>
          <table:table-cell office:value-type="float" office:value="0.000001467" calcext:value-type="float">
            <text:p>1.467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18626" calcext:value-type="float">
            <text:p>1.8626E-05</text:p>
          </table:table-cell>
          <table:table-cell office:value-type="float" office:value="0.000001009" calcext:value-type="float">
            <text:p>1.009E-06</text:p>
          </table:table-cell>
          <table:table-cell office:value-type="float" office:value="0.000001164" calcext:value-type="float">
            <text:p>1.164E-06</text:p>
          </table:table-cell>
          <table:table-cell office:value-type="float" office:value="0.000001509" calcext:value-type="float">
            <text:p>1.509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29031" calcext:value-type="float">
            <text:p>2.9031E-05</text:p>
          </table:table-cell>
          <table:table-cell office:value-type="float" office:value="0.000000968" calcext:value-type="float">
            <text:p>9.68E-07</text:p>
          </table:table-cell>
          <table:table-cell office:value-type="float" office:value="0.000001173" calcext:value-type="float">
            <text:p>1.173E-06</text:p>
          </table:table-cell>
          <table:table-cell office:value-type="float" office:value="0.000001464" calcext:value-type="float">
            <text:p>1.464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41929" calcext:value-type="float">
            <text:p>4.1929E-05</text:p>
          </table:table-cell>
          <table:table-cell office:value-type="float" office:value="0.000000959" calcext:value-type="float">
            <text:p>9.59E-07</text:p>
          </table:table-cell>
          <table:table-cell office:value-type="float" office:value="0.000001194" calcext:value-type="float">
            <text:p>1.194E-06</text:p>
          </table:table-cell>
          <table:table-cell office:value-type="float" office:value="0.000001522" calcext:value-type="float">
            <text:p>1.522E-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62555" calcext:value-type="float">
            <text:p>6.2555E-05</text:p>
          </table:table-cell>
          <table:table-cell office:value-type="float" office:value="0.000000951" calcext:value-type="float">
            <text:p>9.51E-07</text:p>
          </table:table-cell>
          <table:table-cell office:value-type="float" office:value="0.000001119" calcext:value-type="float">
            <text:p>1.119E-06</text:p>
          </table:table-cell>
          <table:table-cell office:value-type="float" office:value="0.000001466" calcext:value-type="float">
            <text:p>1.466E-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95867" calcext:value-type="float">
            <text:p>9.5867E-05</text:p>
          </table:table-cell>
          <table:table-cell office:value-type="float" office:value="0.000000986" calcext:value-type="float">
            <text:p>9.86E-07</text:p>
          </table:table-cell>
          <table:table-cell office:value-type="float" office:value="0.000001189" calcext:value-type="float">
            <text:p>1.189E-06</text:p>
          </table:table-cell>
          <table:table-cell office:value-type="float" office:value="0.000001497" calcext:value-type="float">
            <text:p>1.497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50167" calcext:value-type="float">
            <text:p>0.000150167</text:p>
          </table:table-cell>
          <table:table-cell office:value-type="float" office:value="0.000000958" calcext:value-type="float">
            <text:p>9.58E-07</text:p>
          </table:table-cell>
          <table:table-cell office:value-type="float" office:value="0.000001197" calcext:value-type="float">
            <text:p>1.197E-06</text:p>
          </table:table-cell>
          <table:table-cell office:value-type="float" office:value="0.000001542" calcext:value-type="float">
            <text:p>1.542E-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238124" calcext:value-type="float">
            <text:p>0.000238124</text:p>
          </table:table-cell>
          <table:table-cell office:value-type="float" office:value="0.00000097" calcext:value-type="float">
            <text:p>9.7E-07</text:p>
          </table:table-cell>
          <table:table-cell office:value-type="float" office:value="0.000001123" calcext:value-type="float">
            <text:p>1.123E-06</text:p>
          </table:table-cell>
          <table:table-cell office:value-type="float" office:value="0.000001449" calcext:value-type="float">
            <text:p>1.449E-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384291" calcext:value-type="float">
            <text:p>0.000384291</text:p>
          </table:table-cell>
          <table:table-cell office:value-type="float" office:value="0.000001478" calcext:value-type="float">
            <text:p>1.478E-06</text:p>
          </table:table-cell>
          <table:table-cell office:value-type="float" office:value="0.0000012" calcext:value-type="float">
            <text:p>1.2E-06</text:p>
          </table:table-cell>
          <table:table-cell office:value-type="float" office:value="0.000001536" calcext:value-type="float">
            <text:p>1.536E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640006" calcext:value-type="float">
            <text:p>0.000640006</text:p>
          </table:table-cell>
          <table:table-cell office:value-type="float" office:value="0.000001344" calcext:value-type="float">
            <text:p>1.344E-06</text:p>
          </table:table-cell>
          <table:table-cell office:value-type="float" office:value="0.000001164" calcext:value-type="float">
            <text:p>1.164E-06</text:p>
          </table:table-cell>
          <table:table-cell office:value-type="float" office:value="0.000001307" calcext:value-type="float">
            <text:p>1.307E-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240673" calcext:value-type="float">
            <text:p>0.001240673</text:p>
          </table:table-cell>
          <table:table-cell office:value-type="float" office:value="0.000001236" calcext:value-type="float">
            <text:p>1.236E-06</text:p>
          </table:table-cell>
          <table:table-cell office:value-type="float" office:value="0.000001225" calcext:value-type="float">
            <text:p>1.225E-06</text:p>
          </table:table-cell>
          <table:table-cell office:value-type="float" office:value="0.00000151" calcext:value-type="float">
            <text:p>1.51E-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973115" calcext:value-type="float">
            <text:p>0.001973115</text:p>
          </table:table-cell>
          <table:table-cell office:value-type="float" office:value="0.000001215" calcext:value-type="float">
            <text:p>1.215E-06</text:p>
          </table:table-cell>
          <table:table-cell office:value-type="float" office:value="0.000001349" calcext:value-type="float">
            <text:p>1.349E-06</text:p>
          </table:table-cell>
          <table:table-cell office:value-type="float" office:value="0.000001756" calcext:value-type="float">
            <text:p>1.756E-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364102" calcext:value-type="float">
            <text:p>0.00364102</text:p>
          </table:table-cell>
          <table:table-cell office:value-type="float" office:value="0.000001599" calcext:value-type="float">
            <text:p>1.599E-06</text:p>
          </table:table-cell>
          <table:table-cell office:value-type="float" office:value="0.000001672" calcext:value-type="float">
            <text:p>1.672E-06</text:p>
          </table:table-cell>
          <table:table-cell office:value-type="float" office:value="0.000001951" calcext:value-type="float">
            <text:p>1.951E-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6876972" calcext:value-type="float">
            <text:p>0.006876972</text:p>
          </table:table-cell>
          <table:table-cell office:value-type="float" office:value="0.00000175" calcext:value-type="float">
            <text:p>1.75E-06</text:p>
          </table:table-cell>
          <table:table-cell office:value-type="float" office:value="0.000001712" calcext:value-type="float">
            <text:p>1.712E-06</text:p>
          </table:table-cell>
          <table:table-cell office:value-type="float" office:value="0.000002042" calcext:value-type="float">
            <text:p>2.042E-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18474" calcext:value-type="float">
            <text:p>0.01118474</text:p>
          </table:table-cell>
          <table:table-cell office:value-type="float" office:value="0.000001862" calcext:value-type="float">
            <text:p>1.862E-06</text:p>
          </table:table-cell>
          <table:table-cell office:value-type="float" office:value="0.000001675" calcext:value-type="float">
            <text:p>1.675E-06</text:p>
          </table:table-cell>
          <table:table-cell office:value-type="float" office:value="0.000002376" calcext:value-type="float">
            <text:p>2.376E-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3053497" calcext:value-type="float">
            <text:p>0.013053497</text:p>
          </table:table-cell>
          <table:table-cell office:value-type="float" office:value="0.000000973" calcext:value-type="float">
            <text:p>9.73E-07</text:p>
          </table:table-cell>
          <table:table-cell office:value-type="float" office:value="0.000000877" calcext:value-type="float">
            <text:p>8.77E-07</text:p>
          </table:table-cell>
          <table:table-cell office:value-type="float" office:value="0.000001389" calcext:value-type="float">
            <text:p>1.389E-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1848071" calcext:value-type="float">
            <text:p>0.011848071</text:p>
          </table:table-cell>
          <table:table-cell office:value-type="float" office:value="0.000000666" calcext:value-type="float">
            <text:p>6.66E-07</text:p>
          </table:table-cell>
          <table:table-cell office:value-type="float" office:value="0.000000678" calcext:value-type="float">
            <text:p>6.78E-07</text:p>
          </table:table-cell>
          <table:table-cell office:value-type="float" office:value="0.000000974" calcext:value-type="float">
            <text:p>9.74E-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3573319" calcext:value-type="float">
            <text:p>0.013573319</text:p>
          </table:table-cell>
          <table:table-cell office:value-type="float" office:value="0.000000564" calcext:value-type="float">
            <text:p>5.64E-07</text:p>
          </table:table-cell>
          <table:table-cell office:value-type="float" office:value="0.000000509" calcext:value-type="float">
            <text:p>5.09E-07</text:p>
          </table:table-cell>
          <table:table-cell office:value-type="float" office:value="0.000000802" calcext:value-type="float">
            <text:p>8.02E-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0810771" calcext:value-type="float">
            <text:p>0.020810771</text:p>
          </table:table-cell>
          <table:table-cell office:value-type="float" office:value="0.000000459" calcext:value-type="float">
            <text:p>4.59E-07</text:p>
          </table:table-cell>
          <table:table-cell office:value-type="float" office:value="0.000000422" calcext:value-type="float">
            <text:p>4.22E-07</text:p>
          </table:table-cell>
          <table:table-cell office:value-type="float" office:value="0.000000683" calcext:value-type="float">
            <text:p>6.83E-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4006743" calcext:value-type="float">
            <text:p>0.034006743</text:p>
          </table:table-cell>
          <table:table-cell office:value-type="float" office:value="0.000000466" calcext:value-type="float">
            <text:p>4.66E-07</text:p>
          </table:table-cell>
          <table:table-cell office:value-type="float" office:value="0.000000422" calcext:value-type="float">
            <text:p>4.22E-07</text:p>
          </table:table-cell>
          <table:table-cell office:value-type="float" office:value="0.000000724" calcext:value-type="float">
            <text:p>7.24E-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3087626" calcext:value-type="float">
            <text:p>0.053087626</text:p>
          </table:table-cell>
          <table:table-cell office:value-type="float" office:value="0.000000511" calcext:value-type="float">
            <text:p>5.11E-07</text:p>
          </table:table-cell>
          <table:table-cell office:value-type="float" office:value="0.000000429" calcext:value-type="float">
            <text:p>4.29E-07</text:p>
          </table:table-cell>
          <table:table-cell office:value-type="float" office:value="0.000000785" calcext:value-type="float">
            <text:p>7.85E-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85054518" calcext:value-type="float">
            <text:p>0.085054518</text:p>
          </table:table-cell>
          <table:table-cell office:value-type="float" office:value="0.000000534" calcext:value-type="float">
            <text:p>5.34E-07</text:p>
          </table:table-cell>
          <table:table-cell office:value-type="float" office:value="0.000000439" calcext:value-type="float">
            <text:p>4.39E-07</text:p>
          </table:table-cell>
          <table:table-cell office:value-type="float" office:value="0.000000942" calcext:value-type="float">
            <text:p>9.42E-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37731234" calcext:value-type="float">
            <text:p>0.137731234</text:p>
          </table:table-cell>
          <table:table-cell office:value-type="float" office:value="0.000000548" calcext:value-type="float">
            <text:p>5.48E-07</text:p>
          </table:table-cell>
          <table:table-cell office:value-type="float" office:value="0.000000442" calcext:value-type="float">
            <text:p>4.42E-07</text:p>
          </table:table-cell>
          <table:table-cell office:value-type="float" office:value="0.000001022" calcext:value-type="float">
            <text:p>1.022E-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23113355" calcext:value-type="float">
            <text:p>0.223113355</text:p>
          </table:table-cell>
          <table:table-cell office:value-type="float" office:value="0.00000053" calcext:value-type="float">
            <text:p>5.3E-07</text:p>
          </table:table-cell>
          <table:table-cell office:value-type="float" office:value="0.000000437" calcext:value-type="float">
            <text:p>4.37E-07</text:p>
          </table:table-cell>
          <table:table-cell office:value-type="float" office:value="0.00000144" calcext:value-type="float">
            <text:p>1.44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5960873" calcext:value-type="float">
            <text:p>0.35960873</text:p>
          </table:table-cell>
          <table:table-cell office:value-type="float" office:value="0.000000514" calcext:value-type="float">
            <text:p>5.14E-07</text:p>
          </table:table-cell>
          <table:table-cell office:value-type="float" office:value="0.000000435" calcext:value-type="float">
            <text:p>4.35E-07</text:p>
          </table:table-cell>
          <table:table-cell office:value-type="float" office:value="0.000000806" calcext:value-type="float">
            <text:p>8.06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8T19:44:16.363528360</dc:date>
    <meta:editing-duration>PT5M16S</meta:editing-duration>
    <meta:editing-cycles>1</meta:editing-cycles>
    <meta:document-statistic meta:table-count="1" meta:cell-count="210" meta:object-count="1"/>
    <meta:generator>LibreOffice/6.1.1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9cm" svg:height="13.156cm" xlink:href=".." xlink:type="simple" chart:class="chart:line" chart:style-name="ch1">
        <chart:legend chart:legend-position="end" svg:x="20.669cm" svg:y="5.532cm" style:legend-expansion="high" chart:style-name="ch2"/>
        <chart:plot-area chart:style-name="ch3" table:cell-range-address="fibonacci.A1:fibonacci.E42" chart:data-source-has-labels="both" svg:x="0.467cm" svg:y="0.263cm" svg:width="19.735cm" svg:height="12.63cm">
          <chartooo:coordinate-region svg:x="1.379cm" svg:y="0.463cm" svg:width="18.636cm" svg:height="11.783cm"/>
          <chart:axis chart:dimension="x" chart:name="primary-x" chart:style-name="ch4" chartooo:axis-type="auto">
            <chartooo:date-scale/>
            <chart:categories table:cell-range-address="fibonacci.A2:fibonacci.A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ibonacci.B2:fibonacci.B42" chart:label-cell-address="fibonacci.B1:fibonacci.B1" chart:class="chart:line">
            <chart:data-point chart:repeated="41"/>
          </chart:series>
          <chart:series chart:style-name="ch7" chart:values-cell-range-address="fibonacci.C2:fibonacci.C42" chart:label-cell-address="fibonacci.C1:fibonacci.C1" chart:class="chart:line">
            <chart:data-point chart:repeated="41"/>
          </chart:series>
          <chart:series chart:style-name="ch8" chart:values-cell-range-address="fibonacci.D2:fibonacci.D42" chart:label-cell-address="fibonacci.D1:fibonacci.D1" chart:class="chart:line">
            <chart:data-point chart:repeated="41"/>
          </chart:series>
          <chart:series chart:style-name="ch9" chart:values-cell-range-address="fibonacci.E2:fibonacci.E42" chart:label-cell-address="fibonacci.E1:fibonacci.E1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F1</text:p>
                <draw:g>
                  <svg:desc>fibonacci.B1:fibonacci.B1</svg:desc>
                </draw:g>
              </table:table-cell>
              <table:table-cell office:value-type="string">
                <text:p>Time F2</text:p>
                <draw:g>
                  <svg:desc>fibonacci.C1:fibonacci.C1</svg:desc>
                </draw:g>
              </table:table-cell>
              <table:table-cell office:value-type="string">
                <text:p>Time F3</text:p>
                <draw:g>
                  <svg:desc>fibonacci.D1:fibonacci.D1</svg:desc>
                </draw:g>
              </table:table-cell>
              <table:table-cell office:value-type="string">
                <text:p>Time F4 </text:p>
                <draw:g>
                  <svg:desc>fibonacci.E1:fibonacci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ibonacci.A2:fibonacci.A42</svg:desc>
                </draw:g>
              </table:table-cell>
              <table:table-cell office:value-type="float" office:value="0.000002112">
                <text:p>0.000002112</text:p>
                <draw:g>
                  <svg:desc>fibonacci.B2:fibonacci.B42</svg:desc>
                </draw:g>
              </table:table-cell>
              <table:table-cell office:value-type="float" office:value="0.000001462">
                <text:p>0.000001462</text:p>
                <draw:g>
                  <svg:desc>fibonacci.C2:fibonacci.C42</svg:desc>
                </draw:g>
              </table:table-cell>
              <table:table-cell office:value-type="float" office:value="0.000001272">
                <text:p>0.000001272</text:p>
                <draw:g>
                  <svg:desc>fibonacci.D2:fibonacci.D42</svg:desc>
                </draw:g>
              </table:table-cell>
              <table:table-cell office:value-type="float" office:value="0.000017009">
                <text:p>0.000017009</text:p>
                <draw:g>
                  <svg:desc>fibonacci.E2:fibonacci.E4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1516">
                <text:p>0.000001516</text:p>
              </table:table-cell>
              <table:table-cell office:value-type="float" office:value="0.000001274">
                <text:p>0.000001274</text:p>
              </table:table-cell>
              <table:table-cell office:value-type="float" office:value="0.000001266">
                <text:p>0.000001266</text:p>
              </table:table-cell>
              <table:table-cell office:value-type="float" office:value="0.000012627">
                <text:p>0.0000126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1418">
                <text:p>0.000001418</text:p>
              </table:table-cell>
              <table:table-cell office:value-type="float" office:value="0.000001136">
                <text:p>0.000001136</text:p>
              </table:table-cell>
              <table:table-cell office:value-type="float" office:value="0.000000975">
                <text:p>0.000000975</text:p>
              </table:table-cell>
              <table:table-cell office:value-type="float" office:value="0.000001235">
                <text:p>0.0000012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1003">
                <text:p>0.000001003</text:p>
              </table:table-cell>
              <table:table-cell office:value-type="float" office:value="0.000000979">
                <text:p>0.000000979</text:p>
              </table:table-cell>
              <table:table-cell office:value-type="float" office:value="0.000001133">
                <text:p>0.000001133</text:p>
              </table:table-cell>
              <table:table-cell office:value-type="float" office:value="0.000010586">
                <text:p>0.0000105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1485">
                <text:p>0.000001485</text:p>
              </table:table-cell>
              <table:table-cell office:value-type="float" office:value="0.000001051">
                <text:p>0.000001051</text:p>
              </table:table-cell>
              <table:table-cell office:value-type="float" office:value="0.000000974">
                <text:p>0.000000974</text:p>
              </table:table-cell>
              <table:table-cell office:value-type="float" office:value="0.000001326">
                <text:p>0.0000013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104">
                <text:p>0.000001104</text:p>
              </table:table-cell>
              <table:table-cell office:value-type="float" office:value="0.000000938">
                <text:p>0.000000938</text:p>
              </table:table-cell>
              <table:table-cell office:value-type="float" office:value="0.000000992">
                <text:p>0.000000992</text:p>
              </table:table-cell>
              <table:table-cell office:value-type="float" office:value="0.000001099">
                <text:p>0.00000109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115">
                <text:p>0.00000115</text:p>
              </table:table-cell>
              <table:table-cell office:value-type="float" office:value="0.000001248">
                <text:p>0.000001248</text:p>
              </table:table-cell>
              <table:table-cell office:value-type="float" office:value="0.000001232">
                <text:p>0.000001232</text:p>
              </table:table-cell>
              <table:table-cell office:value-type="float" office:value="0.000001458">
                <text:p>0.0000014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1578">
                <text:p>0.000001578</text:p>
              </table:table-cell>
              <table:table-cell office:value-type="float" office:value="0.000001219">
                <text:p>0.000001219</text:p>
              </table:table-cell>
              <table:table-cell office:value-type="float" office:value="0.000001308">
                <text:p>0.000001308</text:p>
              </table:table-cell>
              <table:table-cell office:value-type="float" office:value="0.000001548">
                <text:p>0.0000015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1793">
                <text:p>0.000001793</text:p>
              </table:table-cell>
              <table:table-cell office:value-type="float" office:value="0.000001313">
                <text:p>0.000001313</text:p>
              </table:table-cell>
              <table:table-cell office:value-type="float" office:value="0.000001316">
                <text:p>0.000001316</text:p>
              </table:table-cell>
              <table:table-cell office:value-type="float" office:value="0.000001588">
                <text:p>0.0000015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1998">
                <text:p>0.000001998</text:p>
              </table:table-cell>
              <table:table-cell office:value-type="float" office:value="0.000001231">
                <text:p>0.000001231</text:p>
              </table:table-cell>
              <table:table-cell office:value-type="float" office:value="0.000001364">
                <text:p>0.000001364</text:p>
              </table:table-cell>
              <table:table-cell office:value-type="float" office:value="0.000001531">
                <text:p>0.0000015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2036">
                <text:p>0.000002036</text:p>
              </table:table-cell>
              <table:table-cell office:value-type="float" office:value="0.000001241">
                <text:p>0.000001241</text:p>
              </table:table-cell>
              <table:table-cell office:value-type="float" office:value="0.000001332">
                <text:p>0.000001332</text:p>
              </table:table-cell>
              <table:table-cell office:value-type="float" office:value="0.000001515">
                <text:p>0.0000015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2313">
                <text:p>0.000002313</text:p>
              </table:table-cell>
              <table:table-cell office:value-type="float" office:value="0.000001189">
                <text:p>0.000001189</text:p>
              </table:table-cell>
              <table:table-cell office:value-type="float" office:value="0.000001244">
                <text:p>0.000001244</text:p>
              </table:table-cell>
              <table:table-cell office:value-type="float" office:value="0.000001434">
                <text:p>0.0000014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2911">
                <text:p>0.000002911</text:p>
              </table:table-cell>
              <table:table-cell office:value-type="float" office:value="0.000001257">
                <text:p>0.000001257</text:p>
              </table:table-cell>
              <table:table-cell office:value-type="float" office:value="0.000001203">
                <text:p>0.000001203</text:p>
              </table:table-cell>
              <table:table-cell office:value-type="float" office:value="0.000001439">
                <text:p>0.0000014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401">
                <text:p>0.00000401</text:p>
              </table:table-cell>
              <table:table-cell office:value-type="float" office:value="0.00000124">
                <text:p>0.00000124</text:p>
              </table:table-cell>
              <table:table-cell office:value-type="float" office:value="0.000001331">
                <text:p>0.000001331</text:p>
              </table:table-cell>
              <table:table-cell office:value-type="float" office:value="0.000001462">
                <text:p>0.0000014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5321">
                <text:p>0.000005321</text:p>
              </table:table-cell>
              <table:table-cell office:value-type="float" office:value="0.000001223">
                <text:p>0.000001223</text:p>
              </table:table-cell>
              <table:table-cell office:value-type="float" office:value="0.000001204">
                <text:p>0.000001204</text:p>
              </table:table-cell>
              <table:table-cell office:value-type="float" office:value="0.000001547">
                <text:p>0.0000015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8228">
                <text:p>0.000008228</text:p>
              </table:table-cell>
              <table:table-cell office:value-type="float" office:value="0.000001281">
                <text:p>0.000001281</text:p>
              </table:table-cell>
              <table:table-cell office:value-type="float" office:value="0.000001251">
                <text:p>0.000001251</text:p>
              </table:table-cell>
              <table:table-cell office:value-type="float" office:value="0.00000148">
                <text:p>0.000001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11262">
                <text:p>0.000011262</text:p>
              </table:table-cell>
              <table:table-cell office:value-type="float" office:value="0.000001203">
                <text:p>0.000001203</text:p>
              </table:table-cell>
              <table:table-cell office:value-type="float" office:value="0.000001229">
                <text:p>0.000001229</text:p>
              </table:table-cell>
              <table:table-cell office:value-type="float" office:value="0.000001467">
                <text:p>0.0000014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18626">
                <text:p>0.000018626</text:p>
              </table:table-cell>
              <table:table-cell office:value-type="float" office:value="0.000001009">
                <text:p>0.000001009</text:p>
              </table:table-cell>
              <table:table-cell office:value-type="float" office:value="0.000001164">
                <text:p>0.000001164</text:p>
              </table:table-cell>
              <table:table-cell office:value-type="float" office:value="0.000001509">
                <text:p>0.0000015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29031">
                <text:p>0.000029031</text:p>
              </table:table-cell>
              <table:table-cell office:value-type="float" office:value="0.000000968">
                <text:p>0.000000968</text:p>
              </table:table-cell>
              <table:table-cell office:value-type="float" office:value="0.000001173">
                <text:p>0.000001173</text:p>
              </table:table-cell>
              <table:table-cell office:value-type="float" office:value="0.000001464">
                <text:p>0.00000146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41929">
                <text:p>0.000041929</text:p>
              </table:table-cell>
              <table:table-cell office:value-type="float" office:value="0.000000959">
                <text:p>0.000000959</text:p>
              </table:table-cell>
              <table:table-cell office:value-type="float" office:value="0.000001194">
                <text:p>0.000001194</text:p>
              </table:table-cell>
              <table:table-cell office:value-type="float" office:value="0.000001522">
                <text:p>0.0000015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62555">
                <text:p>0.000062555</text:p>
              </table:table-cell>
              <table:table-cell office:value-type="float" office:value="0.000000951">
                <text:p>0.000000951</text:p>
              </table:table-cell>
              <table:table-cell office:value-type="float" office:value="0.000001119">
                <text:p>0.000001119</text:p>
              </table:table-cell>
              <table:table-cell office:value-type="float" office:value="0.000001466">
                <text:p>0.00000146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95867">
                <text:p>0.000095867</text:p>
              </table:table-cell>
              <table:table-cell office:value-type="float" office:value="0.000000986">
                <text:p>0.000000986</text:p>
              </table:table-cell>
              <table:table-cell office:value-type="float" office:value="0.000001189">
                <text:p>0.000001189</text:p>
              </table:table-cell>
              <table:table-cell office:value-type="float" office:value="0.000001497">
                <text:p>0.00000149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150167">
                <text:p>0.000150167</text:p>
              </table:table-cell>
              <table:table-cell office:value-type="float" office:value="0.000000958">
                <text:p>0.000000958</text:p>
              </table:table-cell>
              <table:table-cell office:value-type="float" office:value="0.000001197">
                <text:p>0.000001197</text:p>
              </table:table-cell>
              <table:table-cell office:value-type="float" office:value="0.000001542">
                <text:p>0.00000154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238124">
                <text:p>0.000238124</text:p>
              </table:table-cell>
              <table:table-cell office:value-type="float" office:value="0.00000097">
                <text:p>0.00000097</text:p>
              </table:table-cell>
              <table:table-cell office:value-type="float" office:value="0.000001123">
                <text:p>0.000001123</text:p>
              </table:table-cell>
              <table:table-cell office:value-type="float" office:value="0.000001449">
                <text:p>0.00000144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384291">
                <text:p>0.000384291</text:p>
              </table:table-cell>
              <table:table-cell office:value-type="float" office:value="0.000001478">
                <text:p>0.000001478</text:p>
              </table:table-cell>
              <table:table-cell office:value-type="float" office:value="0.0000012">
                <text:p>0.0000012</text:p>
              </table:table-cell>
              <table:table-cell office:value-type="float" office:value="0.000001536">
                <text:p>0.0000015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640006">
                <text:p>0.000640006</text:p>
              </table:table-cell>
              <table:table-cell office:value-type="float" office:value="0.000001344">
                <text:p>0.000001344</text:p>
              </table:table-cell>
              <table:table-cell office:value-type="float" office:value="0.000001164">
                <text:p>0.000001164</text:p>
              </table:table-cell>
              <table:table-cell office:value-type="float" office:value="0.000001307">
                <text:p>0.00000130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1240673">
                <text:p>0.001240673</text:p>
              </table:table-cell>
              <table:table-cell office:value-type="float" office:value="0.000001236">
                <text:p>0.000001236</text:p>
              </table:table-cell>
              <table:table-cell office:value-type="float" office:value="0.000001225">
                <text:p>0.000001225</text:p>
              </table:table-cell>
              <table:table-cell office:value-type="float" office:value="0.00000151">
                <text:p>0.0000015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1973115">
                <text:p>0.001973115</text:p>
              </table:table-cell>
              <table:table-cell office:value-type="float" office:value="0.000001215">
                <text:p>0.000001215</text:p>
              </table:table-cell>
              <table:table-cell office:value-type="float" office:value="0.000001349">
                <text:p>0.000001349</text:p>
              </table:table-cell>
              <table:table-cell office:value-type="float" office:value="0.000001756">
                <text:p>0.00000175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364102">
                <text:p>0.00364102</text:p>
              </table:table-cell>
              <table:table-cell office:value-type="float" office:value="0.000001599">
                <text:p>0.000001599</text:p>
              </table:table-cell>
              <table:table-cell office:value-type="float" office:value="0.000001672">
                <text:p>0.000001672</text:p>
              </table:table-cell>
              <table:table-cell office:value-type="float" office:value="0.000001951">
                <text:p>0.00000195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6876972">
                <text:p>0.006876972</text:p>
              </table:table-cell>
              <table:table-cell office:value-type="float" office:value="0.00000175">
                <text:p>0.00000175</text:p>
              </table:table-cell>
              <table:table-cell office:value-type="float" office:value="0.000001712">
                <text:p>0.000001712</text:p>
              </table:table-cell>
              <table:table-cell office:value-type="float" office:value="0.000002042">
                <text:p>0.0000020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118474">
                <text:p>0.01118474</text:p>
              </table:table-cell>
              <table:table-cell office:value-type="float" office:value="0.000001862">
                <text:p>0.000001862</text:p>
              </table:table-cell>
              <table:table-cell office:value-type="float" office:value="0.000001675">
                <text:p>0.000001675</text:p>
              </table:table-cell>
              <table:table-cell office:value-type="float" office:value="0.000002376">
                <text:p>0.0000023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13053497">
                <text:p>0.013053497</text:p>
              </table:table-cell>
              <table:table-cell office:value-type="float" office:value="0.000000973">
                <text:p>0.000000973</text:p>
              </table:table-cell>
              <table:table-cell office:value-type="float" office:value="0.000000877">
                <text:p>0.000000877</text:p>
              </table:table-cell>
              <table:table-cell office:value-type="float" office:value="0.000001389">
                <text:p>0.00000138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11848071">
                <text:p>0.011848071</text:p>
              </table:table-cell>
              <table:table-cell office:value-type="float" office:value="0.000000666">
                <text:p>0.000000666</text:p>
              </table:table-cell>
              <table:table-cell office:value-type="float" office:value="0.000000678">
                <text:p>0.000000678</text:p>
              </table:table-cell>
              <table:table-cell office:value-type="float" office:value="0.000000974">
                <text:p>0.00000097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13573319">
                <text:p>0.013573319</text:p>
              </table:table-cell>
              <table:table-cell office:value-type="float" office:value="0.000000564">
                <text:p>0.000000564</text:p>
              </table:table-cell>
              <table:table-cell office:value-type="float" office:value="0.000000509">
                <text:p>0.000000509</text:p>
              </table:table-cell>
              <table:table-cell office:value-type="float" office:value="0.000000802">
                <text:p>0.00000080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20810771">
                <text:p>0.020810771</text:p>
              </table:table-cell>
              <table:table-cell office:value-type="float" office:value="0.000000459">
                <text:p>0.000000459</text:p>
              </table:table-cell>
              <table:table-cell office:value-type="float" office:value="0.000000422">
                <text:p>0.000000422</text:p>
              </table:table-cell>
              <table:table-cell office:value-type="float" office:value="0.000000683">
                <text:p>0.00000068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34006743">
                <text:p>0.034006743</text:p>
              </table:table-cell>
              <table:table-cell office:value-type="float" office:value="0.000000466">
                <text:p>0.000000466</text:p>
              </table:table-cell>
              <table:table-cell office:value-type="float" office:value="0.000000422">
                <text:p>0.000000422</text:p>
              </table:table-cell>
              <table:table-cell office:value-type="float" office:value="0.000000724">
                <text:p>0.00000072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53087626">
                <text:p>0.053087626</text:p>
              </table:table-cell>
              <table:table-cell office:value-type="float" office:value="0.000000511">
                <text:p>0.000000511</text:p>
              </table:table-cell>
              <table:table-cell office:value-type="float" office:value="0.000000429">
                <text:p>0.000000429</text:p>
              </table:table-cell>
              <table:table-cell office:value-type="float" office:value="0.000000785">
                <text:p>0.00000078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85054518">
                <text:p>0.085054518</text:p>
              </table:table-cell>
              <table:table-cell office:value-type="float" office:value="0.000000534">
                <text:p>0.000000534</text:p>
              </table:table-cell>
              <table:table-cell office:value-type="float" office:value="0.000000439">
                <text:p>0.000000439</text:p>
              </table:table-cell>
              <table:table-cell office:value-type="float" office:value="0.000000942">
                <text:p>0.00000094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37731234">
                <text:p>0.137731234</text:p>
              </table:table-cell>
              <table:table-cell office:value-type="float" office:value="0.000000548">
                <text:p>0.000000548</text:p>
              </table:table-cell>
              <table:table-cell office:value-type="float" office:value="0.000000442">
                <text:p>0.000000442</text:p>
              </table:table-cell>
              <table:table-cell office:value-type="float" office:value="0.000001022">
                <text:p>0.00000102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223113355">
                <text:p>0.223113355</text:p>
              </table:table-cell>
              <table:table-cell office:value-type="float" office:value="0.00000053">
                <text:p>0.00000053</text:p>
              </table:table-cell>
              <table:table-cell office:value-type="float" office:value="0.000000437">
                <text:p>0.000000437</text:p>
              </table:table-cell>
              <table:table-cell office:value-type="float" office:value="0.00000144">
                <text:p>0.000001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5960873">
                <text:p>0.35960873</text:p>
              </table:table-cell>
              <table:table-cell office:value-type="float" office:value="0.000000514">
                <text:p>0.000000514</text:p>
              </table:table-cell>
              <table:table-cell office:value-type="float" office:value="0.000000435">
                <text:p>0.000000435</text:p>
              </table:table-cell>
              <table:table-cell office:value-type="float" office:value="0.000000806">
                <text:p>0.000000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